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2.4583333333333335in"/>
    </style:style>
    <style:style style:name="co6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Arrests</text:p>
          </table:table-cell>
          <table:covered-table-cell table:number-columns-repeated="5"/>
          <table:table-cell table:style-name="ce21" table:number-columns-spanned="1" table:number-rows-spanned="2" office:value-type="string">
            <text:p>Percent Change 2006-2010</text:p>
          </table:table-cell>
          <table:table-cell table:style-name="ce22" table:number-columns-spanned="1" table:number-rows-spanned="2" office:value-type="string">
            <text:p>Percent Distribution Total</text:p>
          </table:table-cell>
          <table:table-cell table:number-columns-repeated="2" table:style-name="ce22"/>
          <table:table-cell table:number-columns-repeated="3" table:style-name="ce21"/>
        </table:table-row>
        <table:table-row table:style-name="ro2">
          <table:table-cell table:style-name="ce21" office:value-type="string">
            <text:p>Most Serious Arrest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  <table:covered-table-cell/>
          <table:covered-table-cell/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Homicide Offenses 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6">
            <text:p>4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60">
            <text:p>260</text:p>
          </table:table-cell>
          <table:table-cell table:style-name="ce21" table:formula="oooc:=+19.2" office:value-type="string">
            <text:p>19.2</text:p>
          </table:table-cell>
          <table:table-cell table:style-name="ce24" office:value-type="percentage" office:value="0.002">
            <text:p>0.2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Murder and Non-negligent Manslaughter 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5">
            <text:p>4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47">
            <text:p>247</text:p>
          </table:table-cell>
          <table:table-cell table:style-name="ce21" table:formula="oooc:=+14" office:value-type="string">
            <text:p>14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Negligent Manslaughter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table:formula="oooc:=+150" office:value-type="string">
            <text:p>150</text:p>
          </table:table-cell>
          <table:table-cell table:style-name="ce24" office:value-type="percentage" office:value="0">
            <text:p>0.0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Justifiable Homicide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3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 </text:p>
          </table:table-cell>
          <table:table-cell table:style-name="ce21" office:value-type="string">
            <text:p>na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Sexual Assault Offenses 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359">
            <text:p>359</text:p>
          </table:table-cell>
          <table:table-cell table:style-name="ce21" office:value-type="float" office:value="414">
            <text:p>414</text:p>
          </table:table-cell>
          <table:table-cell table:style-name="ce23" office:value-type="float" office:value="1871">
            <text:p>1,871</text:p>
          </table:table-cell>
          <table:table-cell table:style-name="ce21" table:formula="oooc:=+19.3" office:value-type="string">
            <text:p>19.3</text:p>
          </table:table-cell>
          <table:table-cell table:style-name="ce24" office:value-type="percentage" office:value="0.014">
            <text:p>1.4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Forcible Sexual Assault 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1714">
            <text:p>1,714</text:p>
          </table:table-cell>
          <table:table-cell table:style-name="ce21" table:formula="oooc:=+19.8" office:value-type="string">
            <text:p>19.8</text:p>
          </table:table-cell>
          <table:table-cell table:style-name="ce24" office:value-type="percentage" office:value="0.013">
            <text:p>1.3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Forcible Rape 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0">
            <text:p>100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-2.9">
            <text:p>-2.9</text:p>
          </table:table-cell>
          <table:table-cell table:style-name="ce24" office:value-type="percentage" office:value="0.004">
            <text:p>0.4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Forcible Sodomy 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98">
            <text:p>298</text:p>
          </table:table-cell>
          <table:table-cell table:style-name="ce21" table:formula="oooc:=+11.5" office:value-type="string">
            <text:p>11.5</text:p>
          </table:table-cell>
          <table:table-cell table:style-name="ce24" office:value-type="percentage" office:value="0.002">
            <text:p>0.2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3" office:value-type="string">
            <text:p>Sexual Assault With An Object 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2">
            <text:p>32</text:p>
          </table:table-cell>
          <table:table-cell table:style-name="ce21" office:value-type="float" office:value="144">
            <text:p>144</text:p>
          </table:table-cell>
          <table:table-cell table:style-name="ce21" table:formula="oooc:=+60" office:value-type="string">
            <text:p>60</text:p>
          </table:table-cell>
          <table:table-cell table:style-name="ce24" office:value-type="percentage" office:value="0.001">
            <text:p>0.1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Forcible Fondling 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5">
            <text:p>185</text:p>
          </table:table-cell>
          <table:table-cell table:style-name="ce21" office:value-type="float" office:value="747">
            <text:p>747</text:p>
          </table:table-cell>
          <table:table-cell table:style-name="ce21" table:formula="oooc:=+34.1" office:value-type="string">
            <text:p>34.1</text:p>
          </table:table-cell>
          <table:table-cell table:style-name="ce24" office:value-type="percentage" office:value="0.006">
            <text:p>0.6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Non-Forcible Sexual Assault 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9">
            <text:p>39</text:p>
          </table:table-cell>
          <table:table-cell table:style-name="ce21" office:value-type="float" office:value="157">
            <text:p>157</text:p>
          </table:table-cell>
          <table:table-cell table:style-name="ce21" table:formula="oooc:=+14.7" office:value-type="string">
            <text:p>14.7</text:p>
          </table:table-cell>
          <table:table-cell table:style-name="ce24" office:value-type="percentage" office:value="0.001">
            <text:p>0.1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Incest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-72.7">
            <text:p>-72.7</text:p>
          </table:table-cell>
          <table:table-cell table:style-name="ce24" office:value-type="percentage" office:value="0">
            <text:p>0.0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Statutory Rape 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6">
            <text:p>36</text:p>
          </table:table-cell>
          <table:table-cell table:style-name="ce21" office:value-type="float" office:value="126">
            <text:p>126</text:p>
          </table:table-cell>
          <table:table-cell table:style-name="ce21" table:formula="oooc:=+56.5" office:value-type="string">
            <text:p>56.5</text:p>
          </table:table-cell>
          <table:table-cell table:style-name="ce24" office:value-type="percentage" office:value="0.001">
            <text:p>0.1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57">
            <text:p>357</text:p>
          </table:table-cell>
          <table:table-cell table:style-name="ce21" office:value-type="float" office:value="-4.1">
            <text:p>-4.1</text:p>
          </table:table-cell>
          <table:table-cell table:style-name="ce24" office:value-type="percentage" office:value="0.003">
            <text:p>0.30%</text:p>
          </table:table-cell>
          <table:table-cell table:number-columns-repeated="2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style-name="ce23" office:value-type="string">
            <text:p>Assault Offenses</text:p>
          </table:table-cell>
          <table:table-cell table:style-name="ce23" office:value-type="float" office:value="23058">
            <text:p>23,058</text:p>
          </table:table-cell>
          <table:table-cell table:style-name="ce23" office:value-type="float" office:value="24326">
            <text:p>24,326</text:p>
          </table:table-cell>
          <table:table-cell table:style-name="ce23" office:value-type="float" office:value="24851">
            <text:p>24,851</text:p>
          </table:table-cell>
          <table:table-cell table:style-name="ce23" office:value-type="float" office:value="25364">
            <text:p>25,364</text:p>
          </table:table-cell>
          <table:table-cell table:style-name="ce23" office:value-type="float" office:value="27316">
            <text:p>27,316</text:p>
          </table:table-cell>
          <table:table-cell table:style-name="ce23" office:value-type="float" office:value="124915">
            <text:p>124,915</text:p>
          </table:table-cell>
          <table:table-cell table:style-name="ce21" table:formula="oooc:=+18.5" office:value-type="string">
            <text:p>18.5</text:p>
          </table:table-cell>
          <table:table-cell table:style-name="ce24" office:value-type="percentage" office:value="0.963">
            <text:p>96.3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Aggravated Assault </text:p>
          </table:table-cell>
          <table:table-cell table:style-name="ce23" office:value-type="float" office:value="1635">
            <text:p>1,635</text:p>
          </table:table-cell>
          <table:table-cell table:style-name="ce23" office:value-type="float" office:value="1544">
            <text:p>1,544</text:p>
          </table:table-cell>
          <table:table-cell table:style-name="ce23" office:value-type="float" office:value="1558">
            <text:p>1,558</text:p>
          </table:table-cell>
          <table:table-cell table:style-name="ce23" office:value-type="float" office:value="1559">
            <text:p>1,559</text:p>
          </table:table-cell>
          <table:table-cell table:style-name="ce23" office:value-type="float" office:value="1542">
            <text:p>1,542</text:p>
          </table:table-cell>
          <table:table-cell table:style-name="ce23" office:value-type="float" office:value="7838">
            <text:p>7,838</text:p>
          </table:table-cell>
          <table:table-cell table:style-name="ce21" office:value-type="float" office:value="-5.7">
            <text:p>-5.7</text:p>
          </table:table-cell>
          <table:table-cell table:style-name="ce24" office:value-type="percentage" office:value="0.06">
            <text:p>6.0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Simple Assault </text:p>
          </table:table-cell>
          <table:table-cell table:style-name="ce23" office:value-type="float" office:value="21028">
            <text:p>21,028</text:p>
          </table:table-cell>
          <table:table-cell table:style-name="ce23" office:value-type="float" office:value="22401">
            <text:p>22,401</text:p>
          </table:table-cell>
          <table:table-cell table:style-name="ce23" office:value-type="float" office:value="22836">
            <text:p>22,836</text:p>
          </table:table-cell>
          <table:table-cell table:style-name="ce23" office:value-type="float" office:value="23383">
            <text:p>23,383</text:p>
          </table:table-cell>
          <table:table-cell table:style-name="ce23" office:value-type="float" office:value="25346">
            <text:p>25,346</text:p>
          </table:table-cell>
          <table:table-cell table:style-name="ce23" office:value-type="float" office:value="114994">
            <text:p>114,994</text:p>
          </table:table-cell>
          <table:table-cell table:style-name="ce21" table:formula="oooc:=+20.5" office:value-type="string">
            <text:p>20.5</text:p>
          </table:table-cell>
          <table:table-cell table:style-name="ce24" office:value-type="percentage" office:value="0.886">
            <text:p>88.6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Intimidation (includes Stalking)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2083">
            <text:p>2,083</text:p>
          </table:table-cell>
          <table:table-cell table:style-name="ce21" table:formula="oooc:=+8.4" office:value-type="string">
            <text:p>8.4</text:p>
          </table:table-cell>
          <table:table-cell table:style-name="ce24" office:value-type="percentage" office:value="0.016">
            <text:p>1.60%</text:p>
          </table:table-cell>
          <table:table-cell table:number-columns-repeated="2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style-name="ce23" office:value-type="string">
            <text:p>Kidnapping/Abduction 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2376">
            <text:p>2,376</text:p>
          </table:table-cell>
          <table:table-cell table:style-name="ce21" table:formula="oooc:=+35.3" office:value-type="string">
            <text:p>35.3</text:p>
          </table:table-cell>
          <table:table-cell table:style-name="ce24" office:value-type="percentage" office:value="0.018">
            <text:p>1.80%</text:p>
          </table:table-cell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float" office:value="23947">
            <text:p>23,947</text:p>
          </table:table-cell>
          <table:table-cell table:style-name="ce23" office:value-type="float" office:value="25235">
            <text:p>25,235</text:p>
          </table:table-cell>
          <table:table-cell table:style-name="ce23" office:value-type="float" office:value="25838">
            <text:p>25,838</text:p>
          </table:table-cell>
          <table:table-cell table:style-name="ce23" office:value-type="float" office:value="26333">
            <text:p>26,333</text:p>
          </table:table-cell>
          <table:table-cell table:style-name="ce23" office:value-type="float" office:value="28426">
            <text:p>28,426</text:p>
          </table:table-cell>
          <table:table-cell table:style-name="ce23" office:value-type="float" office:value="129779">
            <text:p>129,779</text:p>
          </table:table-cell>
          <table:table-cell table:style-name="ce21" table:formula="oooc:=+18.7" office:value-type="string">
            <text:p>18.7</text:p>
          </table:table-cell>
          <table:table-cell table:style-name="ce24" office:value-type="percentage" office:value="1">
            <text:p>100.00%</text:p>
          </table:table-cell>
          <table:table-cell table:number-columns-repeated="2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